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Heading_20_1">
      <style:text-properties style:font-name="Georgia"/>
    </style:style>
    <style:style style:name="P3" style:family="paragraph" style:parent-style-name="Header">
      <style:text-properties officeooo:rsid="000c2c87" officeooo:paragraph-rsid="00024ab3"/>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c3a4d" officeooo:paragraph-rsid="000c3a4d"/>
    </style:style>
    <style:style style:name="P6" style:family="paragraph" style:parent-style-name="Text_20_body">
      <style:paragraph-properties fo:text-align="start" style:justify-single-word="false"/>
      <style:text-properties officeooo:paragraph-rsid="000c3a4d"/>
    </style:style>
    <style:style style:name="P7" style:family="paragraph" style:parent-style-name="Title">
      <style:text-properties style:font-name="Georgia" officeooo:rsid="000c3a4d" officeooo:paragraph-rsid="000c3a4d"/>
    </style:style>
    <style:style style:name="T1" style:family="text">
      <style:text-properties officeooo:rsid="000d2545"/>
    </style:style>
    <style:style style:name="T2" style:family="text">
      <style:text-properties officeooo:rsid="000d6d7d"/>
    </style:style>
    <style:style style:name="T3" style:family="text">
      <style:text-properties officeooo:rsid="000dd1b5"/>
    </style:style>
    <style:style style:name="T4" style:family="text">
      <style:text-properties officeooo:rsid="000f1368"/>
    </style:style>
    <style:style style:name="T5" style:family="text">
      <style:text-properties officeooo:rsid="000f9596"/>
    </style:style>
    <style:style style:name="T6" style:family="text">
      <style:text-properties officeooo:rsid="0010fc5b"/>
    </style:style>
    <style:style style:name="T7" style:family="text">
      <style:text-properties officeooo:rsid="00125d99"/>
    </style:style>
    <style:style style:name="T8" style:family="text">
      <style:text-properties officeooo:rsid="0012ece8"/>
    </style:style>
    <style:style style:name="T9" style:family="text">
      <style:text-properties officeooo:rsid="00149e37"/>
    </style:style>
    <style:style style:name="T10" style:family="text">
      <style:text-properties officeooo:rsid="0015d875"/>
    </style:style>
    <style:style style:name="T11" style:family="text">
      <style:text-properties officeooo:rsid="00165f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phecy</text:p>
      <text:p text:style-name="P4">222</text:p>
      <text:p text:style-name="P5">by Kyle Eggleston</text:p>
      <text:p text:style-name="P5"/>
      <text:h text:style-name="P2" text:outline-level="1">Restless Night</text:h>
      <text:p text:style-name="P6"><text:tab/><text:span text:style-name="T1">Jack O’Brien sat in his office. He was having trouble sleeping. It was two in the morning and he still hadn’t gone to bed yet. His usual bedtime was around twenty-two hundred hours. </text:span><text:span text:style-name="T2">Jack had been contemplating the damned prophecy both Obshi and Ketish had been telling him about. He was currently reading and comparing both Dubor and Shuka lore on the prophecy. They both basically said the same thing. An off-worlder would bring about a peace neither world had known in centuries. They would combine the races to learn to live in harmony.</text:span></text:p>
      <text:p text:style-name="P6"><text:tab/>“<text:span text:style-name="T2">Are you busy major?” Norev’s voice could be heard from the doorway.</text:span></text:p>
      <text:p text:style-name="P6"><text:tab/><text:span text:style-name="T2">Jack looked up and shook his head. “No, not at all. Just catching up on some reading. What can I do for you ambassador?”</text:span></text:p>
      <text:p text:style-name="P6"><text:tab/><text:span text:style-name="T2">Norev entered Jack’s office and sat down across from him. “There’s something you need to know, about your DNA.” She began. Not knowing exactly how to word it, Norev just said it. “You are part Shukan as well. You’re not just Dubor and Human.”,</text:span></text:p>
      <text:p text:style-name="P6"><text:tab/><text:span text:style-name="T3">Jack dropped his datapad. “What?!” He exclaimed. “What are you talking about?”</text:span></text:p>
      <text:p text:style-name="P6"><text:tab/><text:span text:style-name="T3">Norev nodded her head. “It’s true. Nokev came to me in what you would consider a vision, he told me about it all. I also know you are a clone.” She paused.</text:span></text:p>
      <text:p text:style-name="P6"><text:tab/><text:span text:style-name="T3">If Jack could drop his datapad a second time, he would. “What?!” He exclaimed again. Jack did not know what to say. “I wasn’t aware anyone else knew about that! Nokev told you all of this?” He couldn’t believe his ears.</text:span></text:p>
      <text:p text:style-name="P6"><text:tab/><text:span text:style-name="T4">Norev nodded. “Yes, he told me and Grilka when we were in that trance. I didn’t know when would be a good time to tell you, or even how to tell you. So … I’m here now telling you.” She paused and lowered her head. “I’m sorry, I should have come sooner.”</text:span></text:p>
      <text:p text:style-name="P6"><text:tab/><text:span text:style-name="T5">Jack frowned. He was saddened that one of the people he trusted didn’t think she could come to him with this knowledge. </text:span><text:span text:style-name="T6">Jack hoped Norev could come to him with anything, he would be understanding of it. This news was partially new to him, but him being a clone was not new. That he knew.</text:span></text:p>
      <text:p text:style-name="P6"><text:soft-page-break/><text:tab/>“<text:span text:style-name="T6">There’s more.” Norev said.</text:span></text:p>
      <text:p text:style-name="P6"><text:tab/>“<text:span text:style-name="T6">Go on.” Jack replied. If there was more, he wanted to hear about it, all of it.</text:span></text:p>
      <text:p text:style-name="P6"><text:tab/>“<text:span text:style-name="T6">Nokev told Grilka and me that you have to die.” Norev said. “He wasn’t clear if the real you, or the clone you has to die. To be honest, it’s all a little bit confusing.” She looked around Jack’s office. He hadn’t changed much since taking over the position of station commander. </text:span><text:span text:style-name="T7">She preferred it that way.</text:span></text:p>
      <text:p text:style-name="P6"><text:tab/><text:span text:style-name="T8">Jack rubbed his temples. What the hell was Norev going on about?! “What do you mean I have to die?”</text:span></text:p>
      <text:p text:style-name="P6"><text:tab/>“<text:span text:style-name="T8">I’m not sure.” Norev said. “Nokev wasn’t very clear on the details of it all. The trance ended quite early too, so I didn’t get to ask for specifics. I’m sorry, that’s all I know.” </text:span><text:span text:style-name="T9">She folded her arms unsure of how to proceed further.</text:span></text:p>
      <text:p text:style-name="P6"><text:tab/><text:span text:style-name="T9">Jack stood from his desk and walked around his office trying to think. As he did so, Holo Ketish appeared. “Life’s a bitch isn’t it.” The hologram said.</text:span></text:p>
      <text:p text:style-name="P6"><text:tab/><text:span text:style-name="T9">Jack sighed. Now was not the time for him to be distracted by the likes of a hologram. Yet he waited to hear what it had to say to him. </text:span><text:span text:style-name="T10">The hologram had a tendency to ramble on at times, Jack was sure this time would be no different.</text:span></text:p>
      <text:p text:style-name="P6"><text:tab/>“<text:span text:style-name="T10">Ketish knows all that you need to hear.” Holo Ketish said. “All you have to do is go visit him.”</text:span></text:p>
      <text:p text:style-name="P6"><text:tab/><text:span text:style-name="T10">Jack looked at Holo Ketish and frowned. He was afraid the hologram was right. Jack hated the idea that a hologram was right. It just didn’t feel right to him. But what did he know? He was just a fracking clone after all. Hell, the real Jack O’Brien probably was the one to complete the prophecy, not him.</text:span></text:p>
      <text:p text:style-name="P6"><text:tab/>“<text:span text:style-name="T10">We need to go to Dubor.” Jack finally said. “Ketish will have the answers we need.”</text:span></text:p>
      <text:p text:style-name="P6"><text:tab/><text:span text:style-name="T10">Norev nodded her head. “Yeah that makes sense. I’ll wake Grilka.” She stood to leave. “I mean the faster we get there the better, right?”</text:span></text:p>
      <text:p text:style-name="P6"><text:tab/><text:span text:style-name="T10">Jack agreed with her. “Right. We need to leave as soon as possible.” </text:span><text:span text:style-name="T11">He watched as Norev exited his office. Jack wondered if they were going to accomplish anything, like anything good with this information. He would find out soon enoug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14T21:23:40.295037771">02/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4T21:23:40.219002691</dc:date>
    <meta:editing-duration>PT1H15M1S</meta:editing-duration>
    <meta:editing-cycles>22</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7" meta:word-count="763" meta:character-count="4070" meta:non-whitespace-character-count="3313"/>
  </office:meta>
</office:document-meta>
</file>